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f" draw:marker-start="" draw:marker-start-width="0.2cm" draw:marker-start-center="false" draw:marker-end="" draw:marker-end-width="0.2cm" draw:marker-end-center="false" svg:stroke-opacity="100%" draw:stroke-linejoin="round" svg:stroke-linecap="butt" draw:fill="solid"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svg:stroke-width="0cm" dr3d:depth="1.829cm" dr3d:close-front="true" dr3d:close-back="true" dr3d:texture-generation-mode-x="parallel" dr3d:texture-generation-mode-y="parallel"/>
    </style:style>
    <style:style style:name="gr3" style:family="graphic" style:parent-style-name="standard">
      <style:graphic-properties draw:fill-color="#ffd320" draw:textarea-vertical-align="middle" draw:auto-grow-height="false" fo:min-height="0.749cm" fo:min-width="0.499cm"/>
    </style:style>
    <style:style style:name="gr4" style:family="graphic" style:parent-style-name="standard">
      <style:graphic-properties draw:marker-start="Arrow" draw:marker-start-width="0.3cm" draw:textarea-vertical-align="middle"/>
    </style:style>
    <style:style style:name="gr5" style:family="graphic" style:parent-style-name="objectwithoutfill">
      <style:graphic-properties svg:stroke-color="#ff0000" draw:marker-end="Arrow" draw:marker-end-width="0.3cm" draw:fill="none" draw:textarea-vertical-align="middle"/>
    </style:style>
    <style:style style:name="gr6" style:family="graphic" style:parent-style-name="objectwithoutfill">
      <style:graphic-properties svg:stroke-color="#dd4814"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 style:family="graphic" style:parent-style-name="objectwithoutfill">
      <style:graphic-properties svg:stroke-width="0.102cm" svg:stroke-color="#6b2394" draw:marker-start-width="0.509cm" draw:marker-end-width="0.509cm" draw:fill="none" draw:textarea-vertical-align="middle" fo:padding-top="0.176cm" fo:padding-bottom="0.176cm" fo:padding-left="0.301cm" fo:padding-right="0.301cm"/>
    </style:style>
    <style:style style:name="gr9"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P1" style:family="paragraph">
      <style:paragraph-properties fo:text-align="center"/>
    </style:style>
    <style:style style:name="P2" style:family="paragraph">
      <style:text-properties fo:color="#dd4814"/>
    </style:style>
    <style:style style:name="P3" style:family="paragraph">
      <style:text-properties fo:color="#800080" fo:font-size="20pt" style:font-size-asian="18pt" style:font-size-complex="18pt"/>
    </style:style>
    <style:style style:name="P4" style:family="paragraph">
      <style:text-properties fo:color="#ff0000" fo:font-size="20pt" style:font-size-asian="20pt" style:font-size-complex="20pt" style:text-overline-style="solid" style:text-overline-width="auto" style:text-overline-color="font-color"/>
    </style:style>
    <style:style style:name="P5" style:family="paragraph">
      <style:text-properties fo:color="#0000ff" style:text-overline-style="solid" style:text-overline-width="auto" style:text-overline-color="font-color"/>
    </style:style>
    <style:style style:name="T1" style:family="text">
      <style:text-properties fo:color="#800080" style:font-name="Arial1" fo:font-size="20pt" style:font-name-asian="Arial1" style:font-size-asian="18pt" style:font-name-complex="Arial1" style:font-size-complex="18pt"/>
    </style:style>
    <style:style style:name="T2" style:family="text">
      <style:text-properties fo:color="#ff0000" fo:font-size="20pt" style:font-size-asian="20pt" style:font-size-complex="20pt" style:text-overline-style="solid" style:text-overline-width="auto" style:text-overline-color="font-color"/>
    </style:style>
    <style:style style:name="T3" style:family="text">
      <style:text-properties fo:color="#0000ff" style:text-overline-style="solid" style:text-overline-width="auto"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3d:scene draw:style-name="gr1" svg:width="11.049cm" svg:height="11.544cm" svg:x="5.602cm" svg:y="5.802cm" dr3d:transform="matrix (0.992470091733888 0.0532827754301177 0.11029081038868 -0.119064352591244 0.631043488809351 0.766555800430306 -0.0287540772023006 -0.773915409507901 0.63263586838754 -16.713188802499cm 8.04320478711337cm 7.54922132243482cm)" dr3d:vrp="(0 0 24186.1428571429)" dr3d:vpn="(0 0 22357.1428571429)" dr3d:projection="perspective" dr3d:distance="1.82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162415751548422 -0.0649505063397695 0.665165974139317 -0.622027758188641 0.724572831952425 0.212518772768047 -0.800856827871882 -0.516155616465487 -0.338362795361476 5.83085211944991cm -1.37269618796273cm -6.68835161895798cm)" svg:viewBox="11416 -16747 7822 7688" svg:d="m11512-10529-27-84-22-85-15-86-12-86-10-173v-174l11-350 1-174-10-174-12-188v-188l11-187 22-185 33-185 43-182 52-179 61-176 145-386 80-193 90-188 103-179 58-84 62-81 67-76 72-72 78-66 85-61 374-260 368-269 374-255 195-117 201-107 343-158 350-143 360-128 375-117 171-55 168-63 331-130 165-60 167-51 169-39 86-13 87-9 94-2 93 6 92 13 90 22 89 27 87 35 85 40 83 45 161 104 152 118 143 129 133 135 130 149 120 156 111 162 101 168 94 172 87 176 80 180 74 181 117 316 54 160 47 162 42 163 34 165 26 167 16 169 25 327 16 329-2 164-13 162-26 161-19 80-23 79-66 175-78 168-88 164-95 160-198 316-189 319-110 180-124 167-137 158-146 149-616 564-67 58-70 51-73 45-75 40-78 35-78 31-162 54-331 89-165 46-161 55-168 42z"/>
        </dr3d:scene>
        <draw:custom-shape draw:style-name="gr3" draw:text-style-name="P1" draw:layer="layout" svg:width="4.064cm" svg:height="4.318cm" svg:x="21.193cm" svg:y="6.20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4" draw:text-style-name="P1" draw:layer="layout" svg:x1="13.319cm" svg:y1="11.033cm" svg:x2="20.939cm" svg:y2="9.128cm">
          <text:p/>
        </draw:line>
        <draw:line draw:style-name="gr5" draw:text-style-name="P1" draw:layer="layout" svg:x1="13.319cm" svg:y1="11.033cm" svg:x2="15.986cm" svg:y2="6.715cm">
          <text:p/>
        </draw:line>
        <draw:line draw:style-name="gr6" draw:text-style-name="P1" draw:layer="layout" svg:x1="13.319cm" svg:y1="11.033cm" svg:x2="13.319cm" svg:y2="5.318cm">
          <text:p/>
        </draw:line>
        <draw:frame draw:style-name="gr7" draw:text-style-name="P2" draw:layer="layout" svg:width="3.139cm" svg:height="0.962cm" svg:x="11.704cm" svg:y="4.302cm">
          <draw:text-box>
            <text:p text:style-name="P2">Reflexión</text:p>
          </draw:text-box>
        </draw:frame>
        <draw:path draw:style-name="gr8" draw:text-style-name="P1" draw:layer="layout" svg:width="1.269cm" svg:height="1.052cm" svg:x="13.319cm" svg:y="9.599cm" svg:viewBox="0 0 1270 1053" svg:d="m0 37c1270-254 1270 889 1270 1016">
          <text:p text:style-name="P1"><text:tab/></text:p>
        </draw:path>
        <draw:frame draw:style-name="gr9" draw:text-style-name="P3" draw:layer="layout" svg:width="1.107cm" svg:height="1.047cm" svg:x="14.589cm" svg:y="9.478cm">
          <draw:text-box>
            <text:p text:style-name="P3"><text:span text:style-name="T1">θ</text:span></text:p>
          </draw:text-box>
        </draw:frame>
        <draw:frame draw:style-name="gr10" draw:text-style-name="P4" draw:layer="layout" svg:width="0.896cm" svg:height="1.047cm" svg:x="15.351cm" svg:y="7.731cm">
          <draw:text-box>
            <text:p><text:span text:style-name="T2">n</text:span></text:p>
          </draw:text-box>
        </draw:frame>
        <draw:frame draw:style-name="gr11" draw:text-style-name="P5" draw:layer="layout" svg:width="0.769cm" svg:height="1.216cm" svg:x="17.129cm" svg:y="10.198cm">
          <draw:text-box>
            <text:p><text:span text:style-name="T3">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dro Romero</meta:initial-creator>
    <meta:creation-date>2014-01-03T23:36:57.502114363</meta:creation-date>
    <dc:date>2014-01-04T00:03:10.008676320</dc:date>
    <dc:creator>Pedro Romero</dc:creator>
    <meta:editing-duration>PT11M1S</meta:editing-duration>
    <meta:editing-cycles>1</meta:editing-cycles>
    <meta:document-statistic meta:object-count="11"/>
    <meta:generator>LibreOffice/4.1.3.2$Linux_X86_64 LibreOffice_project/410m0$Build-2</meta:generator>
  </office:meta>
</office:document-meta>
</file>